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66666" draw:marker-start-width="0.252cm" draw:marker-end-width="0.252cm" draw:textarea-horizontal-align="justify" draw:textarea-vertical-align="middle" draw:auto-grow-height="false" fo:min-height="1.478cm" fo:min-width="1.588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svg:stroke-width="0.035cm" svg:stroke-color="#666666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666666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svg:stroke-color="#666666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draw:stroke-dash="Ultrafine_20_2_20_Dots_20_3_20_Dashes" svg:stroke-width="0.035cm" svg:stroke-color="#666666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666666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666666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0cm" fo:margin-bottom="0cm" fo:text-align="center"/>
    </style:style>
    <style:style style:name="P4" style:family="paragraph">
      <style:paragraph-properties fo:margin-top="3.2cm" fo:margin-bottom="0cm" fo:text-align="center"/>
    </style:style>
    <style:style style:name="P5" style:family="paragraph">
      <style:paragraph-properties fo:margin-top="0.8cm" fo:margin-bottom="0cm" fo:text-align="center"/>
    </style:style>
    <style:style style:name="P6" style:family="paragraph">
      <loext:graphic-properties draw:fill="none"/>
      <style:paragraph-properties fo:margin-top="10cm" fo:margin-bottom="0cm"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margin-top="0.4cm" fo:margin-bottom="0cm" fo:text-align="center"/>
    </style:style>
    <style:style style:name="P9" style:family="paragraph">
      <loext:graphic-properties draw:fill="none"/>
      <style:paragraph-properties fo:margin-top="0cm" fo:margin-bottom="0cm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2.49cm" svg:x="5.3cm" svg:y="3cm">
          <text:p text:style-name="P1">B/0</text:p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3cm" svg:height="2.49cm" svg:x="9.3cm" svg:y="3cm">
          <text:p text:style-name="P1">C/00</text:p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7.861cm" svg:y1="3.364cm" svg:x2="9.739cm" svg:y2="3.364cm" draw:start-shape="id1" draw:start-glue-point="11" draw:end-shape="id2" draw:end-glue-point="5" svg:d="M7861 3364c0-1323 1878-1323 1878 0" svg:viewBox="0 0 1879 993">
          <text:p text:style-name="P1">0</text:p>
        </draw:connector>
        <draw:connector draw:style-name="gr3" draw:text-style-name="P2" draw:layer="layout" draw:type="curve" svg:x1="3.861cm" svg:y1="5.126cm" svg:x2="5.739cm" svg:y2="5.126cm" draw:start-shape="id3" draw:start-glue-point="9" draw:end-shape="id1" draw:end-glue-point="7" svg:d="M3861 5126c0 1324 1878 1324 1878 0" svg:viewBox="0 0 1879 994">
          <text:p text:style-name="P1">1</text:p>
        </draw:connector>
        <draw:custom-shape draw:style-name="gr1" draw:text-style-name="P1" xml:id="id4" draw:id="id4" draw:layer="layout" svg:width="3cm" svg:height="2.49cm" svg:x="13.3cm" svg:y="3cm">
          <text:p text:style-name="P1">D/001</text:p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3cm" svg:height="2.49cm" svg:x="17.3cm" svg:y="3cm">
          <text:p text:style-name="P1">E/0010</text:p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1.861cm" svg:y1="3.364cm" svg:x2="13.739cm" svg:y2="3.364cm" draw:start-shape="id2" draw:start-glue-point="11" draw:end-shape="id4" draw:end-glue-point="5" svg:d="M11861 3364c0-1323 1878-1323 1878 0" svg:viewBox="0 0 1879 993">
          <text:p text:style-name="P1">1</text:p>
        </draw:connector>
        <draw:connector draw:style-name="gr2" draw:text-style-name="P2" draw:layer="layout" draw:type="curve" svg:x1="15.861cm" svg:y1="3.364cm" svg:x2="17.739cm" svg:y2="3.364cm" draw:start-shape="id4" draw:start-glue-point="11" draw:end-shape="id5" draw:end-glue-point="5" svg:d="M15861 3364c0-1323 1878-1323 1878 0" svg:viewBox="0 0 1879 993">
          <text:p text:style-name="P1">0</text:p>
        </draw:connector>
        <draw:custom-shape draw:style-name="gr1" draw:text-style-name="P1" xml:id="id3" draw:id="id3" draw:layer="layout" svg:width="3cm" svg:height="2.49cm" svg:x="1.3cm" svg:y="3cm">
          <text:p text:style-name="P1">A/-</text:p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2" draw:layer="layout" draw:type="curve" svg:x1="3.861cm" svg:y1="3.364cm" svg:x2="5.739cm" svg:y2="3.364cm" draw:start-shape="id3" draw:start-glue-point="11" draw:end-shape="id1" draw:end-glue-point="5" svg:d="M3861 3364c0-1323 1878-1323 1878 0" svg:viewBox="0 0 1879 993">
          <text:p text:style-name="P1">0</text:p>
        </draw:connector>
        <draw:connector draw:style-name="gr5" draw:text-style-name="P6" draw:layer="layout" draw:type="curve" draw:line-skew="1.2cm" svg:x1="13.739cm" svg:y1="5.126cm" svg:x2="2.8cm" svg:y2="5.49cm" draw:start-shape="id4" draw:start-glue-point="7" draw:end-shape="id3" draw:end-glue-point="8" svg:d="M13739 5126c0 3124-10939 2942-10939 364" svg:viewBox="0 0 10940 2322">
          <text:p text:style-name="P3"/>
          <text:p text:style-name="P4">1</text:p>
          <text:p text:style-name="P5"/>
        </draw:connector>
        <draw:connector draw:style-name="gr2" draw:text-style-name="P2" draw:layer="layout" draw:type="curve" draw:line-skew="0.558cm" svg:x1="17.739cm" svg:y1="5.126cm" svg:x2="2.8cm" svg:y2="5.49cm" draw:start-shape="id5" draw:start-glue-point="7" draw:end-shape="id3" draw:end-glue-point="8" svg:d="M17739 5126c0 2161-14939 1979-14939 364" svg:viewBox="0 0 14940 1600">
          <text:p text:style-name="P1"/>
          <text:p text:style-name="P5">1</text:p>
        </draw:connector>
        <draw:connector draw:style-name="gr4" draw:text-style-name="P9" draw:layer="layout" draw:type="curve" draw:line-skew="-0.824cm" svg:x1="19.861cm" svg:y1="3.364cm" svg:x2="10.8cm" svg:y2="3cm" draw:start-shape="id5" draw:start-glue-point="11" draw:end-shape="id2" svg:d="M19861 3364c0-2559-9061-2377-9061-364" svg:viewBox="0 0 9062 1898">
          <text:p text:style-name="P7">0</text:p>
          <text:p text:style-name="P8"/>
        </draw:connector>
        <draw:connector draw:style-name="gr6" draw:text-style-name="P2" draw:layer="layout" draw:type="curve" svg:x1="3.861cm" svg:y1="3.364cm" svg:x2="1.739cm" svg:y2="3.364cm" draw:start-shape="id3" draw:start-glue-point="11" draw:end-shape="id3" draw:end-glue-point="5" svg:d="M3861 3364c0-1323-2122-1323-2122 0" svg:viewBox="0 0 2123 993">
          <text:p text:style-name="P1">1</text:p>
        </draw:connector>
        <draw:connector draw:style-name="gr7" draw:text-style-name="P2" draw:layer="layout" draw:type="curve" svg:x1="11.861cm" svg:y1="5.126cm" svg:x2="9.739cm" svg:y2="5.126cm" draw:start-shape="id2" draw:start-glue-point="9" draw:end-shape="id2" draw:end-glue-point="7" svg:d="M11861 5126c0 1324-2122 1324-2122 0" svg:viewBox="0 0 2123 994">
          <text:p text:style-name="P1">0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20:58:13.524378052</meta:creation-date>
    <dc:date>2018-05-28T23:05:41.757154301</dc:date>
    <meta:editing-duration>PT22M41S</meta:editing-duration>
    <meta:editing-cycles>4</meta:editing-cycles>
    <meta:generator>LibreOffice/6.0.4.2$Linux_X86_64 LibreOffice_project/00m0$Build-2</meta:generator>
    <meta:document-statistic meta:object-count="15"/>
  </office:meta>
</office:document-meta>
</file>